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FCom</text:p>
          </table:table-cell>
          <table:table-cell table:style-name="ce1" office:value-type="string" calcext:value-type="string">
            <text:p>Composant</text:p>
          </table:table-cell>
          <table:table-cell table:style-name="ce1" office:value-type="string" calcext:value-type="string">
            <text:p>Ref. composant</text:p>
          </table:table-cell>
          <table:table-cell table:style-name="ce1" office:value-type="string" calcext:value-type="string">
            <text:p>Site d’achat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Prix to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scillateur 4MHz</text:p>
          </table:table-cell>
          <table:table-cell office:value-type="string" calcext:value-type="string">
            <text:p>ECS-100AX-040</text:p>
          </table:table-cell>
          <table:table-cell table:style-name="ce2"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24" calcext:value-type="currency">
            <text:p>2,24 €</text:p>
          </table:table-cell>
          <table:table-cell table:formula="of:=[.$E2]*[.$F2]" office:value-type="currency" office:currency="EUR" office:value="2.24" calcext:value-type="currency">
            <text:p>2,24 €</text:p>
          </table:table-cell>
          <table:table-cell/>
          <table:table-cell office:value-type="string" calcext:value-type="string">
            <text:p>Prix total :</text:p>
          </table:table-cell>
          <table:table-cell table:style-name="ce3" table:formula="of:=SUM([.G2:.G1048576])" office:value-type="currency" office:currency="EUR" office:value="31.2" calcext:value-type="currency">
            <text:p>31,20 €</text:p>
          </table:table-cell>
        </table:table-row>
        <table:table-row table:style-name="ro1">
          <table:table-cell/>
          <table:table-cell office:value-type="string" calcext:value-type="string">
            <text:p>Oscillateur 10MHz</text:p>
          </table:table-cell>
          <table:table-cell office:value-type="string" calcext:value-type="string">
            <text:p>ECS-100AX-100</text:p>
          </table:table-cell>
          <table:table-cell table:style-name="ce2"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24" calcext:value-type="currency">
            <text:p>2,24 €</text:p>
          </table:table-cell>
          <table:table-cell table:formula="of:=[.$E3]*[.$F3]" office:value-type="currency" office:currency="EUR" office:value="2.24" calcext:value-type="currency">
            <text:p>2,24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M 8k x 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Mouser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2.81" calcext:value-type="currency">
            <text:p>2,81 €</text:p>
          </table:table-cell>
          <table:table-cell table:formula="of:=[.$E4]*[.$F4]" office:value-type="currency" office:currency="EUR" office:value="16.86" calcext:value-type="currency">
            <text:p>16,86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 8k x 8</text:p>
          </table:table-cell>
          <table:table-cell office:value-type="string" calcext:value-type="string">
            <text:p>AS6C6264-55PIN</text:p>
          </table:table-cell>
          <table:table-cell office:value-type="string" calcext:value-type="string">
            <text:p>Mouse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5" calcext:value-type="currency">
            <text:p>2,50 €</text:p>
          </table:table-cell>
          <table:table-cell table:formula="of:=[.$E5]*[.$F5]" office:value-type="currency" office:currency="EUR" office:value="5" calcext:value-type="currency">
            <text:p>5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plexer 1 to 2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Mouser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81" calcext:value-type="currency">
            <text:p>0,81 €</text:p>
          </table:table-cell>
          <table:table-cell table:formula="of:=[.$E6]*[.$F6]" office:value-type="currency" office:currency="EUR" office:value="4.86" calcext:value-type="currency">
            <text:p>4,86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plexer 2 to 4</text:p>
          </table:table-cell>
          <table:table-cell office:value-type="string" calcext:value-type="string">
            <text:p>74LS253</text:p>
          </table:table-cell>
          <table:table-cell office:value-type="string" calcext:value-type="string">
            <text:p>TI Sample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$E7]*[.$F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res</text:p>
          </table:table-cell>
          <table:table-cell office:value-type="string" calcext:value-type="string">
            <text:p>Counters UP/DOWN</text:p>
          </table:table-cell>
          <table:table-cell office:value-type="string" calcext:value-type="string">
            <text:p>74LS169</text:p>
          </table:table-cell>
          <table:table-cell office:value-type="string" calcext:value-type="string">
            <text:p>TI Sample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$E8]*[.$F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Master Slave JK</text:p>
          </table:table-cell>
          <table:table-cell office:value-type="string" calcext:value-type="string">
            <text:p>74LS109</text:p>
          </table:table-cell>
          <table:table-cell office:value-type="string" calcext:value-type="string">
            <text:p>TI Sample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$E9]*[.$F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verter</text:p>
          </table:table-cell>
          <table:table-cell office:value-type="string" calcext:value-type="string">
            <text:p>74LS04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formula="of:=[.$E10]*[.$F1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]*[.$F1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]*[.$F1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]*[.$F1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]*[.$F1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]*[.$F1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]*[.$F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]*[.$F1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]*[.$F1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]*[.$F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]*[.$F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]*[.$F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]*[.$F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]*[.$F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]*[.$F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]*[.$F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]*[.$F2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]*[.$F2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]*[.$F2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]*[.$F2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]*[.$F3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]*[.$F3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]*[.$F3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]*[.$F3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]*[.$F3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5]*[.$F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6]*[.$F3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7]*[.$F3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8]*[.$F3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9]*[.$F3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0]*[.$F4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1]*[.$F4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2]*[.$F4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3]*[.$F4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4]*[.$F4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5]*[.$F4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6]*[.$F4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7]*[.$F4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8]*[.$F4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9]*[.$F4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0]*[.$F5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1]*[.$F5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2]*[.$F5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3]*[.$F5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4]*[.$F5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5]*[.$F5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6]*[.$F5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7]*[.$F5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8]*[.$F5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9]*[.$F5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0]*[.$F6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1]*[.$F6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2]*[.$F6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3]*[.$F6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4]*[.$F6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5]*[.$F6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6]*[.$F6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7]*[.$F6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8]*[.$F6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9]*[.$F6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0]*[.$F7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1]*[.$F7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2]*[.$F7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3]*[.$F7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4]*[.$F7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5]*[.$F7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6]*[.$F7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7]*[.$F7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8]*[.$F7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9]*[.$F7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0]*[.$F8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1]*[.$F8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2]*[.$F8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3]*[.$F8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4]*[.$F8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5]*[.$F8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6]*[.$F8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7]*[.$F8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8]*[.$F8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9]*[.$F8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0]*[.$F9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1]*[.$F9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2]*[.$F9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3]*[.$F9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4]*[.$F9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5]*[.$F9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6]*[.$F9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7]*[.$F9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8]*[.$F9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9]*[.$F9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0]*[.$F10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1]*[.$F10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2]*[.$F10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3]*[.$F10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4]*[.$F10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5]*[.$F10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6]*[.$F10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7]*[.$F10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8]*[.$F10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9]*[.$F10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0]*[.$F11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1]*[.$F11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2]*[.$F11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3]*[.$F11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4]*[.$F11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5]*[.$F11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6]*[.$F1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7]*[.$F11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8]*[.$F11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9]*[.$F1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0]*[.$F1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1]*[.$F1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2]*[.$F1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3]*[.$F1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4]*[.$F1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5]*[.$F1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6]*[.$F12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7]*[.$F12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8]*[.$F12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9]*[.$F12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0]*[.$F13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1]*[.$F13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2]*[.$F13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3]*[.$F13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4]*[.$F13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5]*[.$F1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6]*[.$F13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7]*[.$F13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8]*[.$F13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9]*[.$F13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0]*[.$F14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1]*[.$F14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2]*[.$F14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3]*[.$F14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4]*[.$F14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5]*[.$F14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6]*[.$F14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7]*[.$F14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8]*[.$F14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9]*[.$F14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0]*[.$F15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1]*[.$F15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2]*[.$F15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3]*[.$F15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4]*[.$F15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5]*[.$F15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6]*[.$F15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7]*[.$F15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8]*[.$F15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9]*[.$F15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0]*[.$F16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1]*[.$F16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2]*[.$F16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3]*[.$F16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4]*[.$F16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5]*[.$F16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6]*[.$F16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7]*[.$F16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8]*[.$F16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9]*[.$F16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0]*[.$F17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1]*[.$F17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2]*[.$F17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3]*[.$F17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4]*[.$F17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5]*[.$F17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6]*[.$F17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7]*[.$F17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8]*[.$F17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9]*[.$F17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0]*[.$F18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1]*[.$F18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2]*[.$F18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3]*[.$F18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4]*[.$F18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5]*[.$F18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6]*[.$F18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7]*[.$F18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8]*[.$F18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9]*[.$F18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0]*[.$F19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1]*[.$F19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2]*[.$F19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3]*[.$F19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4]*[.$F19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5]*[.$F19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6]*[.$F19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7]*[.$F19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8]*[.$F19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9]*[.$F19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0]*[.$F20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1]*[.$F20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2]*[.$F20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3]*[.$F20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4]*[.$F20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5]*[.$F20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6]*[.$F20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7]*[.$F20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8]*[.$F20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9]*[.$F20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0]*[.$F21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1]*[.$F21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2]*[.$F21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3]*[.$F21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4]*[.$F21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5]*[.$F21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6]*[.$F2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7]*[.$F21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8]*[.$F21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9]*[.$F2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0]*[.$F2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1]*[.$F2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2]*[.$F2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3]*[.$F2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4]*[.$F2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5]*[.$F2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6]*[.$F22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7]*[.$F22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8]*[.$F22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9]*[.$F22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0]*[.$F23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1]*[.$F23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2]*[.$F23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3]*[.$F23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4]*[.$F23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5]*[.$F2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6]*[.$F23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7]*[.$F23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8]*[.$F23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9]*[.$F23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0]*[.$F24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1]*[.$F24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2]*[.$F24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3]*[.$F24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4]*[.$F24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5]*[.$F24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6]*[.$F24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7]*[.$F24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8]*[.$F24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9]*[.$F24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0]*[.$F25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1]*[.$F25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2]*[.$F25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3]*[.$F25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4]*[.$F25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5]*[.$F25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6]*[.$F25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7]*[.$F25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8]*[.$F25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9]*[.$F25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0]*[.$F26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1]*[.$F26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2]*[.$F26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3]*[.$F26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4]*[.$F26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5]*[.$F26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6]*[.$F26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7]*[.$F26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8]*[.$F26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9]*[.$F26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0]*[.$F27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1]*[.$F27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2]*[.$F27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3]*[.$F27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4]*[.$F27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5]*[.$F27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6]*[.$F27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7]*[.$F27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8]*[.$F27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9]*[.$F27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0]*[.$F28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1]*[.$F28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2]*[.$F28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3]*[.$F28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4]*[.$F28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5]*[.$F28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6]*[.$F28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7]*[.$F28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8]*[.$F28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9]*[.$F28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0]*[.$F29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1]*[.$F29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2]*[.$F29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3]*[.$F29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4]*[.$F29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5]*[.$F29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6]*[.$F29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7]*[.$F29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8]*[.$F29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9]*[.$F29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0]*[.$F30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1]*[.$F30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2]*[.$F30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3]*[.$F30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4]*[.$F30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5]*[.$F30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6]*[.$F30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7]*[.$F30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8]*[.$F30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9]*[.$F30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0]*[.$F31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1]*[.$F31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2]*[.$F31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3]*[.$F31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4]*[.$F31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5]*[.$F31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6]*[.$F3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7]*[.$F31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8]*[.$F31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9]*[.$F3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0]*[.$F3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1]*[.$F3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2]*[.$F3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3]*[.$F3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4]*[.$F3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5]*[.$F3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6]*[.$F32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7]*[.$F32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8]*[.$F32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9]*[.$F32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0]*[.$F33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1]*[.$F33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2]*[.$F33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3]*[.$F33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4]*[.$F33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5]*[.$F3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6]*[.$F33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7]*[.$F33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8]*[.$F33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9]*[.$F33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0]*[.$F34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1]*[.$F34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2]*[.$F34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3]*[.$F34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4]*[.$F34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5]*[.$F34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6]*[.$F34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7]*[.$F34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8]*[.$F34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 table:number-rows-repeated="104822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19:50:42.6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6:17:22.080000000</meta:creation-date>
    <dc:date>2019-08-30T20:03:07.562000000</dc:date>
    <meta:editing-duration>PT14M37S</meta:editing-duration>
    <meta:editing-cycles>3</meta:editing-cycles>
    <meta:generator>LibreOffice/6.0.7.3$Windows_X86_64 LibreOffice_project/dc89aa7a9eabfd848af146d5086077aeed2ae4a5</meta:generator>
    <meta:document-statistic meta:table-count="1" meta:cell-count="401" meta:object-count="0"/>
  </office:meta>
</office:document-meta>
</file>